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7.108cm" fo:margin-left="0.106cm" fo:margin-right="9.786cm" table:align="margins"/>
    </style:style>
    <style:style style:name="Table1.A" style:family="table-column">
      <style:table-column-properties style:column-width="0.709cm" style:rel-column-width="6537*"/>
    </style:style>
    <style:style style:name="Table1.B" style:family="table-column">
      <style:table-column-properties style:column-width="1.198cm" style:rel-column-width="11041*"/>
    </style:style>
    <style:style style:name="Table1.C" style:family="table-column">
      <style:table-column-properties style:column-width="1.693cm" style:rel-column-width="15611*"/>
    </style:style>
    <style:style style:name="Table1.D" style:family="table-column">
      <style:table-column-properties style:column-width="2.558cm" style:rel-column-width="23579*"/>
    </style:style>
    <style:style style:name="Table1.E" style:family="table-column">
      <style:table-column-properties style:column-width="0.951cm" style:rel-column-width="8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2" style:family="table">
      <style:table-properties style:width="6.775cm" fo:margin-left="0.106cm" fo:margin-right="10.119cm" table:align="margins"/>
    </style:style>
    <style:style style:name="Table2.A" style:family="table-column">
      <style:table-column-properties style:column-width="1.697cm" style:rel-column-width="16413*"/>
    </style:style>
    <style:style style:name="Table2.B" style:family="table-column">
      <style:table-column-properties style:column-width="1.074cm" style:rel-column-width="10390*"/>
    </style:style>
    <style:style style:name="Table2.C" style:family="table-column">
      <style:table-column-properties style:column-width="2.311cm" style:rel-column-width="22351*"/>
    </style:style>
    <style:style style:name="Table2.D" style:family="table-column">
      <style:table-column-properties style:column-width="1.693cm" style:rel-column-width="1638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P1" style:family="paragraph" style:parent-style-name="Standard">
      <style:paragraph-properties fo:margin-left="5.002cm" fo:margin-right="0cm" fo:text-indent="0cm" style:auto-text-indent="false"/>
      <style:text-properties fo:font-size="28pt" fo:font-weight="bold" officeooo:rsid="001c2bcc" officeooo:paragraph-rsid="001c2bcc" style:font-size-asian="28pt" style:font-weight-asian="bold" style:font-size-complex="28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font-size="10.5pt" fo:font-weight="bold" officeooo:rsid="001c2bcc" officeooo:paragraph-rsid="001c2bcc" style:font-size-asian="9.14999961853027pt" style:font-weight-asian="bold" style:font-size-complex="10.5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c2bcc" officeooo:paragraph-rsid="001c2bcc" style:font-size-asian="9.60000038146973pt" style:font-weight-asian="bold" style:font-size-complex="11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font-size="18pt" fo:font-weight="bold" officeooo:rsid="001c2bcc" officeooo:paragraph-rsid="001c2bcc" style:font-size-asian="15.75pt" style:font-weight-asian="bold" style:font-size-complex="18pt" style:font-weight-complex="bold"/>
    </style:style>
    <style:style style:name="P5" style:family="paragraph" style:parent-style-name="Standard">
      <style:paragraph-properties fo:margin-left="0cm" fo:margin-right="0cm" fo:text-indent="0cm" style:auto-text-indent="false"/>
      <style:text-properties fo:font-size="11pt" fo:font-weight="bold" officeooo:rsid="001c2bcc" officeooo:paragraph-rsid="001c2bcc" style:font-size-asian="9.60000038146973pt" style:font-weight-asian="bold" style:font-size-complex="11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y sql Practice</text:p>
      <text:p text:style-name="P2">Welcome to the MariaDB monitor. <text:s/>Commands end with ; or \g.</text:p>
      <text:p text:style-name="P2">Your MariaDB connection id is 653</text:p>
      <text:p text:style-name="P2">Server version: 10.4.21-MariaDB Source distribution</text:p>
      <text:p text:style-name="P2"/>
      <text:p text:style-name="P2">Copyright (c) 2000, 2018, Oracle, MariaDB Corporation Ab and others.</text:p>
      <text:p text:style-name="P2"/>
      <text:p text:style-name="P2">Type 'help;' or '\h' for help. Type '\c' to clear the current input statement.</text:p>
      <text:p text:style-name="P2"/>
      <text:p text:style-name="P2">MariaDB [(none)]&gt; </text:p>
      <text:p text:style-name="P2">MariaDB [(none)]&gt; </text:p>
      <text:p text:style-name="P2">MariaDB [(none)]&gt; show databases;</text:p>
      <text:p text:style-name="P2">+--------------------+</text:p>
      <text:p text:style-name="P2">| Database <text:s text:c="10"/>|</text:p>
      <text:p text:style-name="P2">+--------------------+</text:p>
      <text:p text:style-name="P2">| Ecommerce <text:s text:c="9"/>|</text:p>
      <text:p text:style-name="P2">| Infosys <text:s text:c="11"/>|</text:p>
      <text:p text:style-name="P2">| addweb <text:s text:c="12"/>|</text:p>
      <text:p text:style-name="P2">| college <text:s text:c="11"/>|</text:p>
      <text:p text:style-name="P2">| information_schema |</text:p>
      <text:p text:style-name="P2">| mysql <text:s text:c="13"/>|</text:p>
      <text:p text:style-name="P2">| pdotesting <text:s text:c="8"/>|</text:p>
      <text:p text:style-name="P2">| performance_schema |</text:p>
      <text:p text:style-name="P2">| phpmyadmin <text:s text:c="8"/>|</text:p>
      <text:p text:style-name="P2">| test <text:s text:c="14"/>|</text:p>
      <text:p text:style-name="P2">+--------------------+</text:p>
      <text:p text:style-name="P2">10 rows in set (0.001 sec)</text:p>
      <text:p text:style-name="P2"/>
      <text:p text:style-name="P2">MariaDB [(none)]&gt; create database practice;</text:p>
      <text:p text:style-name="P2">Query OK, 1 row affected (0.000 sec)</text:p>
      <text:p text:style-name="P2"/>
      <text:p text:style-name="P2">MariaDB [(none)]&gt; show databases;</text:p>
      <text:p text:style-name="P2">+--------------------+</text:p>
      <text:p text:style-name="P2">| Database <text:s text:c="10"/>|</text:p>
      <text:p text:style-name="P2">+--------------------+</text:p>
      <text:p text:style-name="P2">| Ecommerce <text:s text:c="9"/>|</text:p>
      <text:p text:style-name="P2">| Infosys <text:s text:c="11"/>|</text:p>
      <text:p text:style-name="P2">| addweb <text:s text:c="12"/>|</text:p>
      <text:p text:style-name="P2">| college <text:s text:c="11"/>|</text:p>
      <text:p text:style-name="P2">| information_schema |</text:p>
      <text:p text:style-name="P2">| mysql <text:s text:c="13"/>|</text:p>
      <text:p text:style-name="P2">| pdotesting <text:s text:c="8"/>|</text:p>
      <text:p text:style-name="P2">| performance_schema |</text:p>
      <text:p text:style-name="P2">| phpmyadmin <text:s text:c="8"/>|</text:p>
      <text:p text:style-name="P2">| practice <text:s text:c="10"/>|</text:p>
      <text:p text:style-name="P2">| test <text:s text:c="14"/>|</text:p>
      <text:p text:style-name="P2">+--------------------+</text:p>
      <text:p text:style-name="P2">11 rows in set (0.001 sec)</text:p>
      <text:p text:style-name="P2"/>
      <text:p text:style-name="P2">MariaDB [(none)]&gt; use practice</text:p>
      <text:p text:style-name="P2">Database changed</text:p>
      <text:p text:style-name="P2">MariaDB [practice]&gt; create table students</text:p>
      <text:p text:style-name="P2"><text:s text:c="4"/>-&gt; </text:p>
      <text:p text:style-name="P2"><text:s text:c="4"/>-&gt; show tables;</text:p>
      <text:p text:style-name="P2">ERROR 1064 (42000): You have an error in your SQL syntax; check the manual that corresponds to your MariaDB server version for the right syntax to use near 'show tables' at line 3</text:p>
      <text:p text:style-name="P2">MariaDB [practice]&gt; show tables;</text:p>
      <text:p text:style-name="P2">Empty set (0.000 sec)</text:p>
      <text:p text:style-name="P2"><text:soft-page-break/></text:p>
      <text:p text:style-name="P2">MariaDB [practice]&gt; create table students;</text:p>
      <text:p text:style-name="P2">ERROR 1113 (42000): A table must have at least 1 column</text:p>
      <text:p text:style-name="P2">MariaDB [practice]&gt; MariaDB [(none)]&gt; use practice</text:p>
      <text:p text:style-name="P2"><text:s text:c="4"/>-&gt; MariaDB [(none)]&gt; use practice</text:p>
      <text:p text:style-name="P2"><text:s text:c="4"/>-&gt; create table students(id bigint(11) primary key, name varchar(20) not null, mobile bigint(11) null, email varchar(50) unique);</text:p>
      <text:p text:style-name="P2">ERROR 1064 (42000): You have an error in your SQL syntax; check the manual that corresponds to your MariaDB server version for the right syntax to use near 'MariaDB [(none)]&gt; use practice</text:p>
      <text:p text:style-name="P2">MariaDB [(none)]&gt; use practice</text:p>
      <text:p text:style-name="P2">create table st...' at line 1</text:p>
      <text:p text:style-name="P2">MariaDB [practice]&gt; show tables</text:p>
      <text:p text:style-name="P2"><text:s text:c="4"/>-&gt; show tables;</text:p>
      <text:p text:style-name="P2">ERROR 1064 (42000): You have an error in your SQL syntax; check the manual that corresponds to your MariaDB server version for the right syntax to use near 'show tables' at line 2</text:p>
      <text:p text:style-name="P2">MariaDB [practice]&gt; MariaDB [(none)]&gt; use practice MariaDB [(none)]&gt; use practice create table students(id bigint(11) primary key, name varchar(20) not null, mobile bigint(11) null, email varchar(50) unique);</text:p>
      <text:p text:style-name="P2">ERROR 1064 (42000): You have an error in your SQL syntax; check the manual that corresponds to your MariaDB server version for the right syntax to use near 'MariaDB [(none)]&gt; use practice MariaDB [(none)]&gt; use practice create table st...' at line 1</text:p>
      <text:p text:style-name="P2">MariaDB [practice]&gt; create table students(id bigint(11) primary key, name varchar(20) not null, mobile bigint(11) null, email varchar(50) unique);</text:p>
      <text:p text:style-name="P2">Query OK, 0 rows affected (0.014 sec)</text:p>
      <text:p text:style-name="P2"/>
      <text:p text:style-name="P2">MariaDB [practice]&gt; show tables;</text:p>
      <text:p text:style-name="P2">+--------------------+</text:p>
      <text:p text:style-name="P2">| Tables_in_practice |</text:p>
      <text:p text:style-name="P2">+--------------------+</text:p>
      <text:p text:style-name="P2">| students <text:s text:c="10"/>|</text:p>
      <text:p text:style-name="P2">+--------------------+</text:p>
      <text:p text:style-name="P2">1 row in set (0.001 sec)<text:tab/></text:p>
      <text:p text:style-name="P2"/>
      <text:p text:style-name="P2">MariaDB [(none)]&gt; show databases;</text:p>
      <text:p text:style-name="P2">+--------------------+</text:p>
      <text:p text:style-name="P2">| Database <text:s text:c="10"/>|</text:p>
      <text:p text:style-name="P2">+--------------------+</text:p>
      <text:p text:style-name="P2">| Ecommerce <text:s text:c="9"/>|</text:p>
      <text:p text:style-name="P2">| Infosys <text:s text:c="11"/>|</text:p>
      <text:p text:style-name="P2">| addweb <text:s text:c="12"/>|</text:p>
      <text:p text:style-name="P2">| college <text:s text:c="11"/>|</text:p>
      <text:p text:style-name="P2">| information_schema |</text:p>
      <text:p text:style-name="P2">| mysql <text:s text:c="13"/>|</text:p>
      <text:p text:style-name="P2">| pdotesting <text:s text:c="8"/>|</text:p>
      <text:p text:style-name="P2">| performance_schema |</text:p>
      <text:p text:style-name="P2">| phpmyadmin <text:s text:c="8"/>|</text:p>
      <text:p text:style-name="P2">| practice <text:s text:c="10"/>|</text:p>
      <text:p text:style-name="P2">| test <text:s text:c="14"/>|</text:p>
      <text:p text:style-name="P2">+--------------------+</text:p>
      <text:p text:style-name="P2">11 rows in set (0.001 sec)</text:p>
      <text:p text:style-name="P2"/>
      <text:p text:style-name="P2">MariaDB [(none)]&gt; use practice;</text:p>
      <text:p text:style-name="P2">Reading table information for completion of table and column names</text:p>
      <text:p text:style-name="P2">You can turn off this feature to get a quicker startup with -A</text:p>
      <text:p text:style-name="P2"/>
      <text:p text:style-name="P2">Database changed</text:p>
      <text:p text:style-name="P2">MariaDB [practice]&gt; </text:p>
      <text:p text:style-name="P2">Display all 758 possibilities? (y or n)</text:p>
      <text:p text:style-name="P2">MariaDB [practice]&gt; select * from students</text:p>
      <text:p text:style-name="P2"><text:s text:c="4"/>-&gt; </text:p>
      <text:p text:style-name="P2"><text:soft-page-break/><text:s text:c="4"/>-&gt; </text:p>
      <text:p text:style-name="P2"><text:s text:c="4"/>-&gt; </text:p>
      <text:p text:style-name="P2"><text:s text:c="4"/>-&gt; show databases;</text:p>
      <text:p text:style-name="P2">ERROR 1064 (42000): You have an error in your SQL syntax; check the manual that corresponds to your MariaDB server version for the right syntax to use near 'show databases' at line 5</text:p>
      <text:p text:style-name="P2">MariaDB [practice]&gt; show tables;</text:p>
      <text:p text:style-name="P2">+--------------------+</text:p>
      <text:p text:style-name="P2">| Tables_in_practice |</text:p>
      <text:p text:style-name="P2">+--------------------+</text:p>
      <text:p text:style-name="P2">| students <text:s text:c="10"/>|</text:p>
      <text:p text:style-name="P2">+--------------------+</text:p>
      <text:p text:style-name="P2">1 row in set (0.001 sec)</text:p>
      <text:p text:style-name="P2"/>
      <text:p text:style-name="P2">MariaDB [practice]&gt; show columns from students</text:p>
      <text:p text:style-name="P2"><text:s text:c="4"/>-&gt; show columns from students;</text:p>
      <text:p text:style-name="P2">ERROR 1064 (42000): You have an error in your SQL syntax; check the manual that corresponds to your MariaDB server version for the right syntax to use near 'show columns from students' at line 2</text:p>
      <text:p text:style-name="P2">MariaDB [practice]&gt; show columns from students;</text:p>
      <text:p text:style-name="P2">+--------+-------------+------+-----+---------+-------+</text:p>
      <text:p text:style-name="P2">| Field <text:s/>| Type <text:s text:c="7"/>| Null | Key | Default | Extra |</text:p>
      <text:p text:style-name="P2">+--------+-------------+------+-----+---------+-------+</text:p>
      <text:p text:style-name="P2">| id <text:s text:c="4"/>| bigint(11) <text:s/>| NO <text:s text:c="2"/>| PRI | NULL <text:s text:c="3"/>| <text:s text:c="6"/>|</text:p>
      <text:p text:style-name="P2">| name <text:s text:c="2"/>| varchar(20) | NO <text:s text:c="2"/>| <text:s text:c="4"/>| NULL <text:s text:c="3"/>| <text:s text:c="6"/>|</text:p>
      <text:p text:style-name="P2">| mobile | bigint(11) <text:s/>| YES <text:s/>| <text:s text:c="4"/>| NULL <text:s text:c="3"/>| <text:s text:c="6"/>|</text:p>
      <text:p text:style-name="P2">| email <text:s/>| varchar(50) | YES <text:s/>| UNI | NULL <text:s text:c="3"/>| <text:s text:c="6"/>|</text:p>
      <text:p text:style-name="P2">+--------+-------------+------+-----+---------+-------+</text:p>
      <text:p text:style-name="P2">4 rows in set (0.001 sec)</text:p>
      <text:p text:style-name="P2"/>
      <text:p text:style-name="P2">MariaDB [practice]&gt; insert into students (id,name,mobile,email) values (2,"vinay",7508976543,"vinay@gmail.com");</text:p>
      <text:p text:style-name="P2">Query OK, 1 row affected (0.002 sec)</text:p>
      <text:p text:style-name="P2"/>
      <text:p text:style-name="P2">MariaDB [practice]&gt; show columns from students;</text:p>
      <text:p text:style-name="P2">+--------+-------------+------+-----+---------+-------+</text:p>
      <text:p text:style-name="P2">| Field <text:s/>| Type <text:s text:c="7"/>| Null | Key | Default | Extra |</text:p>
      <text:p text:style-name="P2">+--------+-------------+------+-----+---------+-------+</text:p>
      <text:p text:style-name="P2">| id <text:s text:c="4"/>| bigint(11) <text:s/>| NO <text:s text:c="2"/>| PRI | NULL <text:s text:c="3"/>| <text:s text:c="6"/>|</text:p>
      <text:p text:style-name="P2">| name <text:s text:c="2"/>| varchar(20) | NO <text:s text:c="2"/>| <text:s text:c="4"/>| NULL <text:s text:c="3"/>| <text:s text:c="6"/>|</text:p>
      <text:p text:style-name="P2">| mobile | bigint(11) <text:s/>| YES <text:s/>| <text:s text:c="4"/>| NULL <text:s text:c="3"/>| <text:s text:c="6"/>|</text:p>
      <text:p text:style-name="P2">| email <text:s/>| varchar(50) | YES <text:s/>| UNI | NULL <text:s text:c="3"/>| <text:s text:c="6"/>|</text:p>
      <text:p text:style-name="P2">+--------+-------------+------+-----+---------+-------+</text:p>
      <text:p text:style-name="P2">4 rows in set (0.001 sec)</text:p>
      <text:p text:style-name="P2"/>
      <text:p text:style-name="P2">MariaDB [practice]&gt; select * from students;</text:p>
      <text:p text:style-name="P2">+----+-------+------------+-----------------+</text:p>
      <text:p text:style-name="P2">| id | name <text:s/>| mobile <text:s text:c="4"/>| email <text:s text:c="10"/>|</text:p>
      <text:p text:style-name="P2">+----+-------+------------+-----------------+</text:p>
      <text:p text:style-name="P2">| <text:s/>2 | vinay | 7508976543 | vinay@gmail.com |</text:p>
      <text:p text:style-name="P2">+----+-------+------------+-----------------+</text:p>
      <text:p text:style-name="P2">1 row in set (0.001 sec)</text:p>
      <text:p text:style-name="P2"/>
      <text:p text:style-name="P2">MariaDB [practice]&gt; insert into students (name,mobile,email) value ("Nikita",9876543210,"Nikita@gmail.com");</text:p>
      <text:p text:style-name="P2">ERROR 1364 (HY000): Field 'id' doesn't have a default value</text:p>
      <text:p text:style-name="P2">MariaDB [practice]&gt; insert into students (name,mobile,email) value ("Nikita",9876543210,"Nikita@gmail.com");</text:p>
      <text:p text:style-name="P2">Query OK, 1 row affected (0.002 sec)</text:p>
      <text:p text:style-name="P2"/>
      <text:p text:style-name="P2">MariaDB [practice]&gt; select * from students;</text:p>
      <text:p text:style-name="P2">+----+--------+------------+------------------+</text:p>
      <text:p text:style-name="P2"><text:soft-page-break/>| id | name <text:s text:c="2"/>| mobile <text:s text:c="4"/>| email <text:s text:c="11"/>|</text:p>
      <text:p text:style-name="P2">+----+--------+------------+------------------+</text:p>
      <text:p text:style-name="P2">| <text:s/>2 | vinay <text:s/>| 7508976543 | vinay@gmail.com <text:s/>|</text:p>
      <text:p text:style-name="P2">| <text:s/>3 | Nikita | 9876543210 | Nikita@gmail.com |</text:p>
      <text:p text:style-name="P2">+----+--------+------------+------------------+</text:p>
      <text:p text:style-name="P2">2 rows in set (0.000 sec)</text:p>
      <text:p text:style-name="P2"/>
      <text:p text:style-name="P2">MariaDB [practice]&gt; insert into students (name,mobile,email) value ("Nikita",9876543210,"Nikita@gmail.com");</text:p>
      <text:p text:style-name="P2">ERROR 1062 (23000): Duplicate entry 'Nikita@gmail.com' for key 'email'</text:p>
      <text:p text:style-name="P2">MariaDB [practice]&gt; insert into students (name,mobile,email) value ("Nikhil",9876543210,"Nikhila@gmail.com");</text:p>
      <text:p text:style-name="P2">Query OK, 1 row affected (0.002 sec)</text:p>
      <text:p text:style-name="P2"/>
      <text:p text:style-name="P2">MariaDB [practice]&gt; insert into students (name,mobile,email) value ("Nikita",9876543210,"Nikita@gmail.com");</text:p>
      <text:p text:style-name="P2">ERROR 1062 (23000): Duplicate entry 'Nikita@gmail.com' for key 'email'</text:p>
      <text:p text:style-name="P2">MariaDB [practice]&gt; insert into students (name,mobile,email) value ("vipul",8776563210,"vipul@gmail.com");</text:p>
      <text:p text:style-name="P2">Query OK, 1 row affected (0.002 sec)</text:p>
      <text:p text:style-name="P2"/>
      <text:p text:style-name="P2">MariaDB [practice]&gt; insert into students (name,mobile,email) value ("Nikita",9876543210,"Nikita@gmail.com");</text:p>
      <text:p text:style-name="P2">ERROR 1062 (23000): Duplicate entry 'Nikita@gmail.com' for key 'email'</text:p>
      <text:p text:style-name="P2">MariaDB [practice]&gt; insert into students (name,mobile,email) value ("anushka",9765543210,"anushka@gmail.com");</text:p>
      <text:p text:style-name="P2">Query OK, 1 row affected (0.002 sec)</text:p>
      <text:p text:style-name="P2"/>
      <text:p text:style-name="P2">MariaDB [practice]&gt; select * from students;</text:p>
      <text:p text:style-name="P2">+----+---------+------------+-------------------+</text:p>
      <text:p text:style-name="P2">| id | name <text:s text:c="3"/>| mobile <text:s text:c="4"/>| email <text:s text:c="12"/>|</text:p>
      <text:p text:style-name="P2">+----+---------+------------+-------------------+</text:p>
      <text:p text:style-name="P2">| <text:s/>2 | vinay <text:s text:c="2"/>| 7508976543 | vinay@gmail.com <text:s text:c="2"/>|</text:p>
      <text:p text:style-name="P2">| <text:s/>3 | Nikita <text:s/>| 9876543210 | Nikita@gmail.com <text:s/>|</text:p>
      <text:p text:style-name="P2">| <text:s/>5 | Nikhil <text:s/>| 9876543210 | Nikhila@gmail.com |</text:p>
      <text:p text:style-name="P2">| <text:s/>7 | vipul <text:s text:c="2"/>| 8776563210 | vipul@gmail.com <text:s text:c="2"/>|</text:p>
      <text:p text:style-name="P2">| <text:s/>9 | anushka | 9765543210 | anushka@gmail.com |</text:p>
      <text:p text:style-name="P2">+----+---------+------------+-------------------+</text:p>
      <text:p text:style-name="P2">5 rows in set (0.000 sec)</text:p>
      <text:p text:style-name="P2"/>
      <text:p text:style-name="P2">MariaDB [practice]&gt; update students set name ='vinay sukhla' where id=2;</text:p>
      <text:p text:style-name="P2">Query OK, 1 row affected (0.002 sec)</text:p>
      <text:p text:style-name="P2">Rows matched: 1 <text:s/>Changed: 1 <text:s/>Warnings: 0</text:p>
      <text:p text:style-name="P2"/>
      <text:p text:style-name="P2">MariaDB [practice]&gt; select * from students;</text:p>
      <text:p text:style-name="P2">+----+--------------+------------+-------------------+</text:p>
      <text:p text:style-name="P2">| id | name <text:s text:c="8"/>| mobile <text:s text:c="4"/>| email <text:s text:c="12"/>|</text:p>
      <text:p text:style-name="P2">+----+--------------+------------+-------------------+</text:p>
      <text:p text:style-name="P2">| <text:s/>2 | vinay sukhla | 7508976543 | vinay@gmail.com <text:s text:c="2"/>|</text:p>
      <text:p text:style-name="P2">| <text:s/>3 | Nikita <text:s text:c="6"/>| 9876543210 | Nikita@gmail.com <text:s/>|</text:p>
      <text:p text:style-name="P2">| <text:s/>5 | Nikhil <text:s text:c="6"/>| 9876543210 | Nikhila@gmail.com |</text:p>
      <text:p text:style-name="P2">| <text:s/>7 | vipul <text:s text:c="7"/>| 8776563210 | vipul@gmail.com <text:s text:c="2"/>|</text:p>
      <text:p text:style-name="P2">| <text:s/>9 | anushka <text:s text:c="5"/>| 9765543210 | anushka@gmail.com |</text:p>
      <text:p text:style-name="P2">+----+--------------+------------+-------------------+</text:p>
      <text:p text:style-name="P2">5 rows in set (0.000 sec)</text:p>
      <text:p text:style-name="P2"/>
      <text:p text:style-name="P2">MariaDB [practice]&gt; select * from students where id=2;</text:p>
      <text:p text:style-name="P2">+----+--------------+------------+-----------------+</text:p>
      <text:p text:style-name="P2">| id | name <text:s text:c="8"/>| mobile <text:s text:c="4"/>| email <text:s text:c="10"/>|</text:p>
      <text:p text:style-name="P2">+----+--------------+------------+-----------------+</text:p>
      <text:p text:style-name="P2"><text:soft-page-break/>| <text:s/>2 | vinay sukhla | 7508976543 | vinay@gmail.com |</text:p>
      <text:p text:style-name="P2">+----+--------------+------------+-----------------+</text:p>
      <text:p text:style-name="P2">1 row in set (0.001 sec)</text:p>
      <text:p text:style-name="P2"/>
      <text:p text:style-name="P2">MariaDB [practice]&gt; alter table students add column fees;</text:p>
      <text:p text:style-name="P2">ERROR 1064 (42000): You have an error in your SQL syntax; check the manual that corresponds to your MariaDB server version for the right syntax to use near '' at line 1</text:p>
      <text:p text:style-name="P2">MariaDB [practice]&gt; alter table students add fees bigint(11);</text:p>
      <text:p text:style-name="P2">Query OK, 0 rows affected (0.005 sec)</text:p>
      <text:p text:style-name="P2">Records: 0 <text:s/>Duplicates: 0 <text:s/>Warnings: 0</text:p>
      <text:p text:style-name="P2"/>
      <text:p text:style-name="P2">MariaDB [practice]&gt; insert into students (fees) value(1000) where id=2;</text:p>
      <text:p text:style-name="P2">ERROR 1064 (42000): You have an error in your SQL syntax; check the manual that corresponds to your MariaDB server version for the right syntax to use near 'where id=2' at line 1</text:p>
      <text:p text:style-name="P2">MariaDB [practice]&gt; select * from students </text:p>
      <text:p text:style-name="P2"><text:s text:c="4"/>-&gt; select * from students; </text:p>
      <text:p text:style-name="P2">ERROR 1064 (42000): You have an error in your SQL syntax; check the manual that corresponds to your MariaDB server version for the right syntax to use near 'select * from students' at line 2</text:p>
      <text:p text:style-name="P2">MariaDB [practice]&gt; select * from students;</text:p>
      <text:p text:style-name="P2">+----+--------------+------------+-------------------+------+</text:p>
      <text:p text:style-name="P2">| id | name <text:s text:c="8"/>| mobile <text:s text:c="4"/>| email <text:s text:c="12"/>| fees |</text:p>
      <text:p text:style-name="P2">+----+--------------+------------+-------------------+------+</text:p>
      <text:p text:style-name="P2">| <text:s/>2 | vinay sukhla | 7508976543 | vinay@gmail.com <text:s text:c="2"/>| NULL |</text:p>
      <text:p text:style-name="P2">| <text:s/>3 | Nikita <text:s text:c="6"/>| 9876543210 | Nikita@gmail.com <text:s/>| NULL |</text:p>
      <text:p text:style-name="P2">| <text:s/>5 | Nikhil <text:s text:c="6"/>| 9876543210 | Nikhila@gmail.com | NULL |</text:p>
      <text:p text:style-name="P2">| <text:s/>7 | vipul <text:s text:c="7"/>| 8776563210 | vipul@gmail.com <text:s text:c="2"/>| NULL |</text:p>
      <text:p text:style-name="P2">| <text:s/>9 | anushka <text:s text:c="5"/>| 9765543210 | anushka@gmail.com | NULL |</text:p>
      <text:p text:style-name="P2">+----+--------------+------------+-------------------+------+</text:p>
      <text:p text:style-name="P2">5 rows in set (0.001 sec)</text:p>
      <text:p text:style-name="P2"/>
      <text:p text:style-name="P2">MariaDB [practice]&gt; update students set fees 1000 where id=2;</text:p>
      <text:p text:style-name="P2">ERROR 1064 (42000): You have an error in your SQL syntax; check the manual that corresponds to your MariaDB server version for the right syntax to use near '1000 where id=2' at line 1</text:p>
      <text:p text:style-name="P2">MariaDB [practice]&gt; update students set fees = 1000 where id=2;</text:p>
      <text:p text:style-name="P2">Query OK, 1 row affected (0.002 sec)</text:p>
      <text:p text:style-name="P2">Rows matched: 1 <text:s/>Changed: 1 <text:s/>Warnings: 0</text:p>
      <text:p text:style-name="P2"/>
      <text:p text:style-name="P2">MariaDB [practice]&gt; update students set fees = 800 where id=3;</text:p>
      <text:p text:style-name="P2">Query OK, 1 row affected (0.002 sec)</text:p>
      <text:p text:style-name="P2">Rows matched: 1 <text:s/>Changed: 1 <text:s/>Warnings: 0</text:p>
      <text:p text:style-name="P2"/>
      <text:p text:style-name="P2">MariaDB [practice]&gt; update students set fees = 900 where id=5;</text:p>
      <text:p text:style-name="P2">Query OK, 1 row affected (0.003 sec)</text:p>
      <text:p text:style-name="P2">Rows matched: 1 <text:s/>Changed: 1 <text:s/>Warnings: 0</text:p>
      <text:p text:style-name="P2"/>
      <text:p text:style-name="P2">MariaDB [practice]&gt; update students set fees = 1200 where id=7;</text:p>
      <text:p text:style-name="P2">Query OK, 1 row affected (0.001 sec)</text:p>
      <text:p text:style-name="P2">Rows matched: 1 <text:s/>Changed: 1 <text:s/>Warnings: 0</text:p>
      <text:p text:style-name="P2"/>
      <text:p text:style-name="P2">MariaDB [practice]&gt; update students set fees = 11500 where id=9;</text:p>
      <text:p text:style-name="P2">Query OK, 1 row affected (0.002 sec)</text:p>
      <text:p text:style-name="P2">Rows matched: 1 <text:s/>Changed: 1 <text:s/>Warnings: 0</text:p>
      <text:p text:style-name="P2"/>
      <text:p text:style-name="P2">MariaDB [practice]&gt; select * from students;</text:p>
      <text:p text:style-name="P2">+----+--------------+------------+-------------------+-------+</text:p>
      <text:p text:style-name="P2">| id | name <text:s text:c="8"/>| mobile <text:s text:c="4"/>| email <text:s text:c="12"/>| fees <text:s/>|</text:p>
      <text:p text:style-name="P2">+----+--------------+------------+-------------------+-------+</text:p>
      <text:p text:style-name="P2">| <text:s/>2 | vinay sukhla | 7508976543 | vinay@gmail.com <text:s text:c="2"/>| <text:s/>1000 |</text:p>
      <text:p text:style-name="P2">| <text:s/>3 | Nikita <text:s text:c="6"/>| 9876543210 | Nikita@gmail.com <text:s/>| <text:s text:c="2"/>800 |</text:p>
      <text:p text:style-name="P2">| <text:s/>5 | Nikhil <text:s text:c="6"/>| 9876543210 | Nikhila@gmail.com | <text:s text:c="2"/>900 |</text:p>
      <text:p text:style-name="P2"><text:soft-page-break/>| <text:s/>7 | vipul <text:s text:c="7"/>| 8776563210 | vipul@gmail.com <text:s text:c="2"/>| <text:s/>1200 |</text:p>
      <text:p text:style-name="P2">| <text:s/>9 | anushka <text:s text:c="5"/>| 9765543210 | anushka@gmail.com | 11500 |</text:p>
      <text:p text:style-name="P2">+----+--------------+------------+-------------------+-------+</text:p>
      <text:p text:style-name="P2">5 rows in set (0.000 sec)</text:p>
      <text:p text:style-name="P2"/>
      <text:p text:style-name="P2">MariaDB [practice]&gt; select sum(fees) from students;</text:p>
      <text:p text:style-name="P2">+-----------+</text:p>
      <text:p text:style-name="P2">| sum(fees) |</text:p>
      <text:p text:style-name="P2">+-----------+</text:p>
      <text:p text:style-name="P2">| <text:s text:c="4"/>15400 |</text:p>
      <text:p text:style-name="P2">+-----------+</text:p>
      <text:p text:style-name="P2">1 row in set (0.000 sec)</text:p>
      <text:p text:style-name="P2"/>
      <text:p text:style-name="P2">MariaDB [practice]&gt; select max(fees) from students;</text:p>
      <text:p text:style-name="P2">+-----------+</text:p>
      <text:p text:style-name="P2">| max(fees) |</text:p>
      <text:p text:style-name="P2">+-----------+</text:p>
      <text:p text:style-name="P2">| <text:s text:c="4"/>11500 |</text:p>
      <text:p text:style-name="P2">+-----------+</text:p>
      <text:p text:style-name="P2">1 row in set (0.001 sec)</text:p>
      <text:p text:style-name="P2"/>
      <text:p text:style-name="P2">MariaDB [practice]&gt; select min(fees) from students;</text:p>
      <text:p text:style-name="P2">+-----------+</text:p>
      <text:p text:style-name="P2">| min(fees) |</text:p>
      <text:p text:style-name="P2">+-----------+</text:p>
      <text:p text:style-name="P2">| <text:s text:c="6"/>800 |</text:p>
      <text:p text:style-name="P2">+-----------+</text:p>
      <text:p text:style-name="P2">1 row in set (0.000 sec)</text:p>
      <text:p text:style-name="P2"/>
      <text:p text:style-name="P2">MariaDB [practice]&gt; select avg(fees) from students;</text:p>
      <text:p text:style-name="P2">+-----------+</text:p>
      <text:p text:style-name="P2">| avg(fees) |</text:p>
      <text:p text:style-name="P2">+-----------+</text:p>
      <text:p text:style-name="P2">| 3080.0000 |</text:p>
      <text:p text:style-name="P2">+-----------+</text:p>
      <text:p text:style-name="P2">1 row in set (0.001 sec)</text:p>
      <text:p text:style-name="P2"/>
      <text:p text:style-name="P2">MariaDB [practice]&gt; select count(fees) from students;</text:p>
      <text:p text:style-name="P2">+-------------+</text:p>
      <text:p text:style-name="P2">| count(fees) |</text:p>
      <text:p text:style-name="P2">+-------------+</text:p>
      <text:p text:style-name="P2">| <text:s text:c="10"/>5 |</text:p>
      <text:p text:style-name="P2">+-------------+</text:p>
      <text:p text:style-name="P2">1 row in set (0.001 sec)</text:p>
      <text:p text:style-name="P2"/>
      <text:p text:style-name="P2">MariaDB [practice]&gt; Select * from students where name like 'A_M%;'</text:p>
      <text:p text:style-name="P2"><text:s text:c="4"/>-&gt; Select * from students where name like 'A_M%';</text:p>
      <text:p text:style-name="P2">ERROR 1064 (42000): You have an error in your SQL syntax; check the manual that corresponds to your MariaDB server version for the right syntax to use near 'Select * from students where name like 'A_M%'' at line 2</text:p>
      <text:p text:style-name="P2">MariaDB [practice]&gt; Select * from students where name like 'A_M%;' Select * from students where name like 'A_M%';</text:p>
      <text:p text:style-name="P2">ERROR 1064 (42000): You have an error in your SQL syntax; check the manual that corresponds to your MariaDB server version for the right syntax to use near 'Select * from students where name like 'A_M%'' at line 1</text:p>
      <text:p text:style-name="P2">MariaDB [practice]&gt; select * from students where name like '%v';</text:p>
      <text:p text:style-name="P2">Empty set (0.001 sec)</text:p>
      <text:p text:style-name="P2"/>
      <text:p text:style-name="P2">MariaDB [practice]&gt; select * from students where name like 'v%';</text:p>
      <text:p text:style-name="P2">+----+--------------+------------+-----------------+------+</text:p>
      <text:p text:style-name="P2"><text:soft-page-break/>| id | name <text:s text:c="8"/>| mobile <text:s text:c="4"/>| email <text:s text:c="10"/>| fees |</text:p>
      <text:p text:style-name="P2">+----+--------------+------------+-----------------+------+</text:p>
      <text:p text:style-name="P2">| <text:s/>2 | vinay sukhla | 7508976543 | vinay@gmail.com | 1000 |</text:p>
      <text:p text:style-name="P2">| <text:s/>7 | vipul <text:s text:c="7"/>| 8776563210 | vipul@gmail.com | 1200 |</text:p>
      <text:p text:style-name="P2">+----+--------------+------------+-----------------+------+</text:p>
      <text:p text:style-name="P2">2 rows in set (0.001 sec)</text:p>
      <text:p text:style-name="P2"/>
      <text:p text:style-name="P2">MariaDB [practice]&gt; select * from students where name like 'v_a%';</text:p>
      <text:p text:style-name="P2">Empty set (0.001 sec)</text:p>
      <text:p text:style-name="P2"/>
      <text:p text:style-name="P2">MariaDB [practice]&gt; select * from students where name like 'l%';</text:p>
      <text:p text:style-name="P2">Empty set (0.001 sec)</text:p>
      <text:p text:style-name="P2"/>
      <text:p text:style-name="P2">MariaDB [practice]&gt; select * from students where name like '%l';</text:p>
      <text:p text:style-name="P2">+----+--------+------------+-------------------+------+</text:p>
      <text:p text:style-name="P2">| id | name <text:s text:c="2"/>| mobile <text:s text:c="4"/>| email <text:s text:c="12"/>| fees |</text:p>
      <text:p text:style-name="P2">+----+--------+------------+-------------------+------+</text:p>
      <text:p text:style-name="P2">| <text:s/>5 | Nikhil | 9876543210 | Nikhila@gmail.com | <text:s/>900 |</text:p>
      <text:p text:style-name="P2">| <text:s/>7 | vipul <text:s/>| 8776563210 | vipul@gmail.com <text:s text:c="2"/>| 1200 |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A1" office:value-type="string">
              <text:p text:style-name="Table_20_Contents"/>
            </table:table-cell>
            <table:table-cell table:style-name="Table1.E1" office:value-type="string">
              <text:p text:style-name="Table_20_Contents"/>
            </table:table-cell>
          </table:table-row>
        </table:table-header-rows>
      </table:table>
      <text:p text:style-name="P2"/>
      <text:p text:style-name="P2">MariaDB [practice]&gt; select * from students where name like '%l';</text:p>
      <text:p text:style-name="P2">+----+--------+------------+-------------------+------+</text:p>
      <text:p text:style-name="P2">| id | name <text:s text:c="2"/>| mobile <text:s text:c="4"/>| email <text:s text:c="12"/>| fees |</text:p>
      <text:p text:style-name="P2">+----+--------+------------+-------------------+------+</text:p>
      <text:p text:style-name="P2">| <text:s/>5 | Nikhil | 9876543210 | Nikhila@gmail.com | <text:s/>900 |</text:p>
      <text:p text:style-name="P2">| <text:s/>7 | vipul <text:s/>| 8776563210 | vipul@gmail.com <text:s text:c="2"/>| 1200 |</text:p>
      <text:p text:style-name="P2">+----+--------+------------+-------------------+------+</text:p>
      <text:p text:style-name="P2">2 rows in set (0.001 sec)</text:p>
      <text:p text:style-name="P2"/>
      <text:p text:style-name="P2">MariaDB [practice]&gt; create table batch5;</text:p>
      <text:p text:style-name="P2">ERROR 1113 (42000): A table must have at least 1 column</text:p>
      <text:p text:style-name="P2">MariaDB [practice]&gt; create table batch5 (id int(11) no null primary,name varchar(30) not null,mobile biginit(20) not null,email varchar(30) unique);</text:p>
      <text:p text:style-name="P2">ERROR 1064 (42000): You have an error in your SQL syntax; check the manual that corresponds to your MariaDB server version for the right syntax to use near 'no null primary,name varchar(30) not null,mobile biginit(20) not null,email v...' at line 1</text:p>
      <text:p text:style-name="P2">MariaDB [practice]&gt; create table batch5 (id int(11) not null primary,name varchar(30) not null,mobile biginit(20) not null,email varchar(30) unique);</text:p>
      <text:p text:style-name="P2">ERROR 1064 (42000): You have an error in your SQL syntax; check the manual that corresponds to your MariaDB server version for the right syntax to use near 'name varchar(30) not null,mobile biginit(20) not null,email varchar(30) unique)' at line 1</text:p>
      <text:p text:style-name="P2">MariaDB [practice]&gt; create table batch5 (id int(11)primary,name varchar(30),mobile biginit(11),email varchar(30),rank int(5)); </text:p>
      <text:p text:style-name="P2">ERROR 1064 (42000): You have an error in your SQL syntax; check the manual that corresponds to your MariaDB server version for the right syntax to use near 'name varchar(30),mobile biginit(11),email varchar(30),rank int(5))' at line 1</text:p>
      <text:p text:style-name="P2">MariaDB [practice]&gt; create table batch5 (id int(11) primary,name varchar(30),mobile biginit(11),email varchar(30),rank int(5)); </text:p>
      <text:p text:style-name="P2">ERROR 1064 (42000): You have an error in your SQL syntax; check the manual that corresponds to your MariaDB server version for the right syntax to use near 'name varchar(30),mobile biginit(11),email varchar(30),rank int(5))' at line 1</text:p>
      <text:p text:style-name="P2">MariaDB [practice]&gt; create table batch5 (id int(11) primary,name varchar(30),mobile biginit(11),email varchar(30),rank int(5)); </text:p>
      <text:p text:style-name="P2">ERROR 1064 (42000): You have an error in your SQL syntax; check the manual that corresponds to your MariaDB server version for the right syntax to use near 'name varchar(30),mobile biginit(11),email varchar(30),rank int(5))' at line 1</text:p>
      <text:p text:style-name="P2">MariaDB [practice]&gt; create table batch5 (id bigint(10)primary,name varchar(30),mobile bigint(11),email varchar(30),rank int(5)); </text:p>
      <text:p text:style-name="P2"><text:soft-page-break/>ERROR 1064 (42000): You have an error in your SQL syntax; check the manual that corresponds to your MariaDB server version for the right syntax to use near 'name varchar(30),mobile bigint(11),email varchar(30),rank int(5))' at line 1</text:p>
      <text:p text:style-name="P2">MariaDB [practice]&gt; create table batch5 (id bigint(10) primary key,name varchar(30),mobile bigint(11),email varchar(30),rank int(5)); </text:p>
      <text:p text:style-name="P2">Query OK, 0 rows affected (0.010 sec)</text:p>
      <text:p text:style-name="P2"/>
      <text:p text:style-name="P2">MariaDB [practice]&gt; insert into batch5 (name,mobile,email) values("vinay sukhla",9876543091,"vinay@gmail.com");</text:p>
      <text:p text:style-name="P2">ERROR 1364 (HY000): Field 'id' doesn't have a default value</text:p>
      <text:p text:style-name="P2">MariaDB [practice]&gt; insert into batch5 (name,mobile,email) values("vinay sukhla",9876543091,"vinay@gmail.com");</text:p>
      <text:p text:style-name="P2">ERROR 1364 (HY000): Field 'id' doesn't have a default value</text:p>
      <text:p text:style-name="P2">MariaDB [practice]&gt; clear</text:p>
      <text:p text:style-name="P2">MariaDB [practice]&gt; exit</text:p>
      <text:p text:style-name="P2">Bye</text:p>
      <text:p text:style-name="P2">addweb@JLP-09:~$ clear</text:p>
      <text:p text:style-name="P2"/>
      <text:p text:style-name="P2">addweb@JLP-09:~$ /opt/lampp/bin/mysql -u root -p</text:p>
      <text:p text:style-name="P2">Enter password: </text:p>
      <text:p text:style-name="P2">Welcome to the MariaDB monitor. <text:s/>Commands end with ; or \g.</text:p>
      <text:p text:style-name="P2">Your MariaDB connection id is 762</text:p>
      <text:p text:style-name="P2">Server version: 10.4.21-MariaDB Source distribution</text:p>
      <text:p text:style-name="P2"/>
      <text:p text:style-name="P2">Copyright (c) 2000, 2018, Oracle, MariaDB Corporation Ab and others.</text:p>
      <text:p text:style-name="P2"/>
      <text:p text:style-name="P2">Type 'help;' or '\h' for help. Type '\c' to clear the current input statement.</text:p>
      <text:p text:style-name="P2"/>
      <text:p text:style-name="P2">MariaDB [(none)]&gt; </text:p>
      <text:p text:style-name="P2">MariaDB [(none)]&gt; show databases;</text:p>
      <text:p text:style-name="P2">+--------------------+</text:p>
      <text:p text:style-name="P2">| Database <text:s text:c="10"/>|</text:p>
      <text:p text:style-name="P2">+--------------------+</text:p>
      <text:p text:style-name="P2">| Ecommerce <text:s text:c="9"/>|</text:p>
      <text:p text:style-name="P2">| Infosys <text:s text:c="11"/>|</text:p>
      <text:p text:style-name="P2">| addweb <text:s text:c="12"/>|</text:p>
      <text:p text:style-name="P2">| college <text:s text:c="11"/>|</text:p>
      <text:p text:style-name="P2">| employees <text:s text:c="9"/>|</text:p>
      <text:p text:style-name="P2">| information_schema |</text:p>
      <text:p text:style-name="P2">| mysql <text:s text:c="13"/>|</text:p>
      <text:p text:style-name="P2">| pdotesting <text:s text:c="8"/>|</text:p>
      <text:p text:style-name="P2">| performance_schema |</text:p>
      <text:p text:style-name="P2">| phpmyadmin <text:s text:c="8"/>|</text:p>
      <text:p text:style-name="P2">| practice <text:s text:c="10"/>|</text:p>
      <text:p text:style-name="P2">| test <text:s text:c="14"/>|</text:p>
      <text:p text:style-name="P2">+--------------------+</text:p>
      <text:p text:style-name="P2">12 rows in set (0.001 sec)</text:p>
      <text:p text:style-name="P2"/>
      <text:p text:style-name="P2">MariaDB [(none)]&gt; create database comapny;</text:p>
      <text:p text:style-name="P2">Query OK, 1 row affected (0.000 sec)</text:p>
      <text:p text:style-name="P2"/>
      <text:p text:style-name="P2">MariaDB [(none)]&gt; create table emplyee</text:p>
      <text:p text:style-name="P2"><text:s text:c="4"/>-&gt; create table emplyee;</text:p>
      <text:p text:style-name="P2">ERROR 1046 (3D000): No database selected</text:p>
      <text:p text:style-name="P2">MariaDB [(none)]&gt; use company;</text:p>
      <text:p text:style-name="P2">ERROR 1049 (42000): Unknown database 'company'</text:p>
      <text:p text:style-name="P2">MariaDB [(none)]&gt; show databases;</text:p>
      <text:p text:style-name="P2">+--------------------+</text:p>
      <text:p text:style-name="P2">| Database <text:s text:c="10"/>|</text:p>
      <text:p text:style-name="P2">+--------------------+</text:p>
      <text:p text:style-name="P2"><text:soft-page-break/>| Ecommerce <text:s text:c="9"/>|</text:p>
      <text:p text:style-name="P2">| Infosys <text:s text:c="11"/>|</text:p>
      <text:p text:style-name="P2">| addweb <text:s text:c="12"/>|</text:p>
      <text:p text:style-name="P2">| college <text:s text:c="11"/>|</text:p>
      <text:p text:style-name="P2">| comapny <text:s text:c="11"/>|</text:p>
      <text:p text:style-name="P2">| employees <text:s text:c="9"/>|</text:p>
      <text:p text:style-name="P2">| information_schema |</text:p>
      <text:p text:style-name="P2">| mysql <text:s text:c="13"/>|</text:p>
      <text:p text:style-name="P2">| pdotesting <text:s text:c="8"/>|</text:p>
      <text:p text:style-name="P2">| performance_schema |</text:p>
      <text:p text:style-name="P2">| phpmyadmin <text:s text:c="8"/>|</text:p>
      <text:p text:style-name="P2">| practice <text:s text:c="10"/>|</text:p>
      <text:p text:style-name="P2">| test <text:s text:c="14"/>|</text:p>
      <text:p text:style-name="P2">+--------------------+</text:p>
      <text:p text:style-name="P2">13 rows in set (0.001 sec)</text:p>
      <text:p text:style-name="P2"/>
      <text:p text:style-name="P2">MariaDB [(none)]&gt; use comany;</text:p>
      <text:p text:style-name="P2">ERROR 1049 (42000): Unknown database 'comany'</text:p>
      <text:p text:style-name="P2">MariaDB [(none)]&gt; use company;</text:p>
      <text:p text:style-name="P2">ERROR 1049 (42000): Unknown database 'company'</text:p>
      <text:p text:style-name="P2">MariaDB [(none)]&gt; create database company;</text:p>
      <text:p text:style-name="P2">Query OK, 1 row affected (0.000 sec)</text:p>
      <text:p text:style-name="P2"/>
      <text:p text:style-name="P2">MariaDB [(none)]&gt; use company;</text:p>
      <text:p text:style-name="P2">Database changed</text:p>
      <text:p text:style-name="P2">MariaDB [company]&gt; create table officers;</text:p>
      <text:p text:style-name="P2">ERROR 1113 (42000): A table must have at least 1 column</text:p>
      <text:p text:style-name="P2">MariaDB [company]&gt; create table officers (officer_id bigint(10) primary key,name varchar(30), email varchar(40), mobile bigint(11));</text:p>
      <text:p text:style-name="P2">Query OK, 0 rows affected (0.009 sec)</text:p>
      <text:p text:style-name="P2"/>
      <text:p text:style-name="P2">MariaDB [company]&gt; insert into (officer_id,name,email,mobile) values(1,"vinay","vinay@gmail.com",9876543201);</text:p>
      <text:p text:style-name="P2">ERROR 1064 (42000): You have an error in your SQL syntax; check the manual that corresponds to your MariaDB server version for the right syntax to use near '(officer_id,name,email,mobile) values(1,"vinay","vinay@gmail.com",9876543201)' at line 1</text:p>
      <text:p text:style-name="P2">MariaDB [company]&gt; insert into officer (officer_id,name,email,mobile) values(1,"vinay","vinay@gmail.com",9876543201);</text:p>
      <text:p text:style-name="P2">ERROR 1146 (42S02): Table 'company.officer' doesn't exist</text:p>
      <text:p text:style-name="P2">MariaDB [company]&gt; insert into officers (officer_id,name,email,mobile) values(1,"vinay","vinay@gmail.com",9876543201);</text:p>
      <text:p text:style-name="P2">Query OK, 1 row affected (0.002 sec)</text:p>
      <text:p text:style-name="P2"/>
      <text:p text:style-name="P2">MariaDB [company]&gt; insert into officers (officer_id,name,email,mobile) values(2,"komal","komal@gmail.com",9877643201);</text:p>
      <text:p text:style-name="P2">Query OK, 1 row affected (0.002 sec)</text:p>
      <text:p text:style-name="P2"/>
      <text:p text:style-name="P2">MariaDB [company]&gt; insert into officers (officer_id,name,email,mobile) values(3,"ravi","ravi@gmail.com",9871234560);</text:p>
      <text:p text:style-name="P2">Query OK, 1 row affected (0.002 sec)</text:p>
      <text:p text:style-name="P2"/>
      <text:p text:style-name="P2">MariaDB [company]&gt; create table employee (emp_id bigint(10) primary,name varchar(30),email(varchar(40),mobile bigint(11));</text:p>
      <text:p text:style-name="P2">ERROR 1064 (42000): You have an error in your SQL syntax; check the manual that corresponds to your MariaDB server version for the right syntax to use near 'name varchar(30),email(varchar(40),mobile bigint(11))' at line 1</text:p>
      <text:p text:style-name="P2">MariaDB [company]&gt; create table employee (emp_id bigint(10) primary key,name varchar(30),email(varchar(40),mobile bigint(11));</text:p>
      <text:p text:style-name="P2">ERROR 1064 (42000): You have an error in your SQL syntax; check the manual that corresponds to your MariaDB server version for the right syntax to use near '(varchar(40),mobile bigint(11))' at line 1</text:p>
      <text:p text:style-name="P2"><text:soft-page-break/>MariaDB [company]&gt; create table employee (emp_id bigint(10) primary key,name varchar(30),email varchar(40),mobile bigint(11));</text:p>
      <text:p text:style-name="P2">Query OK, 0 rows affected (0.009 sec)</text:p>
      <text:p text:style-name="P2"/>
      <text:p text:style-name="P2">MariaDB [company]&gt; insert into employee (emp_id,name,email,mobile) values(10,"vinit","vinit4d@gmail.com",9876543201);</text:p>
      <text:p text:style-name="P2">Query OK, 1 row affected (0.002 sec)</text:p>
      <text:p text:style-name="P2"/>
      <text:p text:style-name="P2">MariaDB [company]&gt; insert into employee (emp_id,name,email,mobile) values(11,"vikash","vikash@gmail.com",7776543201);</text:p>
      <text:p text:style-name="P2">Query OK, 1 row affected (0.002 sec)</text:p>
      <text:p text:style-name="P2"/>
      <text:p text:style-name="P2">MariaDB [company]&gt; show tables;</text:p>
      <text:p text:style-name="P2">+-------------------+</text:p>
      <text:p text:style-name="P2">| Tables_in_company |</text:p>
      <text:p text:style-name="P2">+-------------------+</text:p>
      <text:p text:style-name="P2">| employee <text:s text:c="9"/>|</text:p>
      <text:p text:style-name="P2">| officers <text:s text:c="9"/>|</text:p>
      <text:p text:style-name="P2">+-------------------+</text:p>
      <text:p text:style-name="P2">2 rows in set (0.001 sec)</text:p>
      <text:p text:style-name="P2"/>
      <text:p text:style-name="P2">MariaDB [company]&gt; select * from emplyee</text:p>
      <text:p text:style-name="P2"><text:s text:c="4"/>-&gt; select * from emplyee;</text:p>
      <text:p text:style-name="P2">ERROR 1064 (42000): You have an error in your SQL syntax; check the manual that corresponds to your MariaDB server version for the right syntax to use near 'select * from emplyee' at line 2</text:p>
      <text:p text:style-name="P2">MariaDB [company]&gt; select * from emplyee;</text:p>
      <text:p text:style-name="P2">ERROR 1146 (42S02): Table 'company.emplyee' doesn't exist</text:p>
      <text:p text:style-name="P2">MariaDB [company]&gt; select * from employee;</text:p>
      <text:p text:style-name="P2">+--------+--------+-------------------+------------+</text:p>
      <text:p text:style-name="P2">| emp_id | name <text:s text:c="2"/>| email <text:s text:c="12"/>| mobile <text:s text:c="4"/>|</text:p>
      <text:p text:style-name="P2">+--------+--------+-------------------+------------+</text:p>
      <text:p text:style-name="P2">| <text:s text:c="4"/>10 | vinit <text:s/>| vinit4d@gmail.com | 9876543201 |</text:p>
      <text:p text:style-name="P2">| <text:s text:c="4"/>11 | vikash | vikash@gmail.com <text:s/>| 7776543201 |</text:p>
      <text:p text:style-name="P2">+--------+--------+-------------------+------------+</text:p>
      <text:p text:style-name="P2">2 rows in set (0.001 sec)</text:p>
      <text:p text:style-name="P2"/>
      <text:p text:style-name="P2">MariaDB [company]&gt; select * from officers;</text:p>
      <text:p text:style-name="P2">+------------+-------+-----------------+------------+</text:p>
      <text:p text:style-name="P2">| officer_id | name <text:s/>| email <text:s text:c="10"/>| mobile <text:s text:c="4"/>|</text:p>
      <text:p text:style-name="P2">+------------+-------+-----------------+------------+</text:p>
      <text:p text:style-name="P2">| <text:s text:c="9"/>1 | vinay | vinay@gmail.com | 9876543201 |</text:p>
      <text:p text:style-name="P2">| <text:s text:c="9"/>2 | komal | komal@gmail.com | 9877643201 |</text:p>
      <text:p text:style-name="P2">| <text:s text:c="9"/>3 | ravi <text:s/>| ravi@gmail.com <text:s/>| 9871234560 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A1" office:value-type="string">
              <text:p text:style-name="Table_20_Contents"/>
            </table:table-cell>
            <table:table-cell table:style-name="Table2.D1" office:value-type="string">
              <text:p text:style-name="Table_20_Contents"/>
            </table:table-cell>
          </table:table-row>
        </table:table-header-rows>
      </table:table>
      <text:p text:style-name="P2"/>
      <text:p text:style-name="P3"/>
      <text:p text:style-name="P3">Database changed</text:p>
      <text:p text:style-name="P3">MariaDB [company]&gt; select officers.id,officers.name,employee.name from officers inner join employee on officers.id=employee.id;</text:p>
      <text:p text:style-name="P3">ERROR 1054 (42S22): Unknown column 'officers.id' in 'field list'</text:p>
      <text:p text:style-name="P3">MariaDB [company]&gt; select officers.id,officers.name,employee.name from officers inner join employee on officers.id=employee.id;</text:p>
      <text:p text:style-name="P3">+----+-------+--------+</text:p>
      <text:p text:style-name="P3">| id | name <text:s/>| name <text:s text:c="2"/>|</text:p>
      <text:p text:style-name="P3">+----+-------+--------+</text:p>
      <text:p text:style-name="P3">| <text:s/>1 | vinay | vinit <text:s/>|</text:p>
      <text:p text:style-name="P3">| <text:s/>2 | komal | vikash |</text:p>
      <text:p text:style-name="P3">+----+-------+--------+</text:p>
      <text:p text:style-name="P3"><text:soft-page-break/>2 rows in set (0.001 sec)</text:p>
      <text:p text:style-name="P3"/>
      <text:p text:style-name="P3">MariaDB [company]&gt; select officers.id,officers.name,employee.name from officers left join employee on officers.id=employee.id;</text:p>
      <text:p text:style-name="P3">+----+-------+--------+</text:p>
      <text:p text:style-name="P3">| id | name <text:s/>| name <text:s text:c="2"/>|</text:p>
      <text:p text:style-name="P3">+----+-------+--------+</text:p>
      <text:p text:style-name="P3">| <text:s/>1 | vinay | vinit <text:s/>|</text:p>
      <text:p text:style-name="P3">| <text:s/>2 | komal | vikash |</text:p>
      <text:p text:style-name="P3">| <text:s/>3 | ravi <text:s/>| NULL <text:s text:c="2"/>|</text:p>
      <text:p text:style-name="P3">+----+-------+--------+</text:p>
      <text:p text:style-name="P3">3 rows in set (0.001 sec)</text:p>
      <text:p text:style-name="P3"/>
      <text:p text:style-name="P3">MariaDB [company]&gt; select officers.id,officers.name,employee.name from officers right join employee on officers.id=employee.id;</text:p>
      <text:p text:style-name="P3">+------+-------+--------+</text:p>
      <text:p text:style-name="P3">| id <text:s text:c="2"/>| name <text:s/>| name <text:s text:c="2"/>|</text:p>
      <text:p text:style-name="P3">+------+-------+--------+</text:p>
      <text:p text:style-name="P3">| <text:s text:c="3"/>1 | vinay | vinit <text:s/>|</text:p>
      <text:p text:style-name="P3">| <text:s text:c="3"/>2 | komal | vikash |</text:p>
      <text:p text:style-name="P3">+------+-------+--------+</text:p>
      <text:p text:style-name="P3">2 rows in set (0.001 sec)</text:p>
      <text:p text:style-name="P3"/>
      <text:p text:style-name="P3">MariaDB [company]&gt; select o.name,o1.name from officers o1 left join officers o.s.id=o1.id;</text:p>
      <text:p text:style-name="P3">ERROR 1064 (42000): You have an error in your SQL syntax; check the manual that corresponds to your MariaDB server version for the right syntax to use near '.s.id=o1.id' at line 1</text:p>
      <text:p text:style-name="P3">MariaDB [company]&gt; select o.name,o1.name from officers o1 left join officers o.sid=o1.id;</text:p>
      <text:p text:style-name="P3">ERROR 1064 (42000): You have an error in your SQL syntax; check the manual that corresponds to your MariaDB server version for the right syntax to use near '.sid=o1.id' at line 1</text:p>
      <text:p text:style-name="P3">MariaDB [company]&gt; select 0.name,o1.name from officers o left join officers o1 on o.sid= o1.id;</text:p>
      <text:p text:style-name="P3">+------+-------+</text:p>
      <text:p text:style-name="P3">| name | name <text:s/>|</text:p>
      <text:p text:style-name="P3">+------+-------+</text:p>
      <text:p text:style-name="P3">| <text:s text:c="3"/>0 | komal |</text:p>
      <text:p text:style-name="P3">| <text:s text:c="3"/>0 | komal |</text:p>
      <text:p text:style-name="P3">| <text:s text:c="3"/>0 | vinay |</text:p>
      <text:p text:style-name="P3">+------+-------+</text:p>
      <text:p text:style-name="P3">3 rows in set (0.001 sec)</text:p>
      <text:p text:style-name="P3"/>
      <text:p text:style-name="P3">MariaDB [company]&gt; select o.name,o1.name from officers o left join officers o1 on o.sid= o1.id;</text:p>
      <text:p text:style-name="P3">+-------+-------+</text:p>
      <text:p text:style-name="P3">| name <text:s/>| name <text:s/>|</text:p>
      <text:p text:style-name="P3">+-------+-------+</text:p>
      <text:p text:style-name="P3">| vinay | komal |</text:p>
      <text:p text:style-name="P3">| komal | komal |</text:p>
      <text:p text:style-name="P3">| ravi <text:s/>| vinay |</text:p>
      <text:p text:style-name="P3">+-------+-------+</text:p>
      <text:p text:style-name="P3">3 rows in set (0.001 sec)</text:p>
      <text:p text:style-name="P3"/>
      <text:p text:style-name="P3">MariaDB [company]&gt; </text:p>
      <text:p text:style-name="P4"/>
      <text:p text:style-name="P3">MariaDB [(none)]&gt; CREATE SCHEMA mydata;</text:p>
      <text:p text:style-name="P3">Query OK, 1 row affected (0.001 sec)</text:p>
      <text:p text:style-name="P3"/>
      <text:p text:style-name="P3">MariaDB [(none)]&gt; show databases;</text:p>
      <text:p text:style-name="P3">+--------------------+</text:p>
      <text:p text:style-name="P3"><text:soft-page-break/>| Database <text:s text:c="10"/>|</text:p>
      <text:p text:style-name="P3">+--------------------+</text:p>
      <text:p text:style-name="P3">| Ecommerce <text:s text:c="9"/>|</text:p>
      <text:p text:style-name="P3">| Infosys <text:s text:c="11"/>|</text:p>
      <text:p text:style-name="P3">| addweb <text:s text:c="12"/>|</text:p>
      <text:p text:style-name="P3">| college <text:s text:c="11"/>|</text:p>
      <text:p text:style-name="P3">| comapny <text:s text:c="11"/>|</text:p>
      <text:p text:style-name="P3">| company <text:s text:c="11"/>|</text:p>
      <text:p text:style-name="P3">| employees <text:s text:c="9"/>|</text:p>
      <text:p text:style-name="P3">| information_schema |</text:p>
      <text:p text:style-name="P3">| mydata <text:s text:c="12"/>|</text:p>
      <text:p text:style-name="P3">| mysql <text:s text:c="13"/>|</text:p>
      <text:p text:style-name="P3">| pdotesting <text:s text:c="8"/>|</text:p>
      <text:p text:style-name="P3">| performance_schema |</text:p>
      <text:p text:style-name="P3">| phpmyadmin <text:s text:c="8"/>|</text:p>
      <text:p text:style-name="P3">| practice <text:s text:c="10"/>|</text:p>
      <text:p text:style-name="P3">| test <text:s text:c="14"/>|</text:p>
      <text:p text:style-name="P3">+--------------------+</text:p>
      <text:p text:style-name="P3">15 rows in set (0.001 sec)</text:p>
      <text:p text:style-name="P3"/>
      <text:p text:style-name="P3">MariaDB [(none)]&gt; CREATE TABLE student (stud_id SMALLINT(5) NOT NULL AUTO_INCREMENT PRIMARY KEY, total_marks INT, grade VARCHAR(5));</text:p>
      <text:p text:style-name="P3">ERROR 1046 (3D000): No database selected</text:p>
      <text:p text:style-name="P3">MariaDB [(none)]&gt; use mydata;</text:p>
      <text:p text:style-name="P3">Database changed</text:p>
      <text:p text:style-name="P3">MariaDB [mydata]&gt; CREATE TABLE student (stud_id SMALLINT(5) NOT NULL AUTO_INCREMENT PRIMARY KEY, total_marks INT, grade VARCHAR(5));</text:p>
      <text:p text:style-name="P3">Query OK, 0 rows affected (0.009 sec)</text:p>
      <text:p text:style-name="P3"/>
      <text:p text:style-name="P3">MariaDB [mydata]&gt; INSERT INTO student(total_marks, grade) VALUES(450, 'A'), (480, 'A+'), (490, 'A++'), (440, 'B+'),(400, 'C+'),(380,'C') ,(250, 'D'),(200,'E'),(100,'F'),(150,'F'),(220, 'E');</text:p>
      <text:p text:style-name="P3">Query OK, 11 rows affected (0.003 sec)</text:p>
      <text:p text:style-name="P3">Records: 11 <text:s/>Duplicates: 0 <text:s/>Warnings: 0</text:p>
      <text:p text:style-name="P3"/>
      <text:p text:style-name="P3">MariaDB [mydata]&gt; DELIMITER $$</text:p>
      <text:p text:style-name="P3">MariaDB [mydata]&gt; CREATE PROCEDURE GetStudentData()</text:p>
      <text:p text:style-name="P3"><text:s text:c="4"/>-&gt; BEGIN</text:p>
      <text:p text:style-name="P3"><text:s text:c="4"/>-&gt; <text:s text:c="4"/>SELECT * FROM studentMarks;</text:p>
      <text:p text:style-name="P3"><text:s text:c="4"/>-&gt; END$$</text:p>
      <text:p text:style-name="P3">Query OK, 0 rows affected (0.002 sec)</text:p>
      <text:p text:style-name="P3"/>
      <text:p text:style-name="P3">MariaDB [mydata]&gt; DELIMITER ;</text:p>
      <text:p text:style-name="P3">MariaDB [mydata]&gt; CREATE PROCEDURE getdata() BEGIN <text:s text:c="4"/>SELECT * FROM student; END$$</text:p>
      <text:p text:style-name="P3">ERROR 1064 (42000): You have an error in your SQL syntax; check the manual that corresponds to your MariaDB server version for the right syntax to use near '' at line 1</text:p>
      <text:p text:style-name="P3"><text:s text:c="4"/>-&gt; CREATE PROCEDURE getdata() BEGIN SELECT * FROM student; END$$</text:p>
      <text:p text:style-name="P3">ERROR 1064 (42000): You have an error in your SQL syntax; check the manual that corresponds to your MariaDB server version for the right syntax to use near 'END$$</text:p>
      <text:p text:style-name="P3">CREATE PROCEDURE getdata() BEGIN SELECT * FROM student' at line 1</text:p>
      <text:p text:style-name="P3"><text:s text:c="4"/>-&gt; delimeter$ create procedure getdata() begin select * from student; end$ </text:p>
      <text:p text:style-name="P3">ERROR 1064 (42000): You have an error in your SQL syntax; check the manual that corresponds to your MariaDB server version for the right syntax to use near 'END$$</text:p>
      <text:p text:style-name="P3">delimeter$ create procedure getdata() begin select * from student' at line 1</text:p>
      <text:p text:style-name="P3"><text:s text:c="4"/>-&gt; END$$ delimeter$ create procedure getdata() begin select * from student; delimeter;</text:p>
      <text:p text:style-name="P3">ERROR 1064 (42000): You have an error in your SQL syntax; check the manual that corresponds to your MariaDB server version for the right syntax to use near 'end$ </text:p>
      <text:p text:style-name="P3">END$$ delimeter$ create procedure getdata() begin select * from student' at line 1</text:p>
      <text:p text:style-name="P3"><text:soft-page-break/>ERROR 1064 (42000): You have an error in your SQL syntax; check the manual that corresponds to your MariaDB server version for the right syntax to use near 'delimeter' at line 1</text:p>
      <text:p text:style-name="P3">MariaDB [mydata]&gt; DELIMITER $$</text:p>
      <text:p text:style-name="P3">MariaDB [mydata]&gt; CREATE PROCEDURE GetData()</text:p>
      <text:p text:style-name="P3"><text:s text:c="4"/>-&gt; BEGIN</text:p>
      <text:p text:style-name="P3"><text:s text:c="4"/>-&gt; <text:s text:c="4"/>SELECT * FROM student;</text:p>
      <text:p text:style-name="P3"><text:s text:c="4"/>-&gt; END$$</text:p>
      <text:p text:style-name="P3">ERROR 1304 (42000): PROCEDURE GetData already exists</text:p>
      <text:p text:style-name="P3">MariaDB [mydata]&gt; DELIMITER ;</text:p>
      <text:p text:style-name="P3">MariaDB [mydata]&gt; DELIMITER $$</text:p>
      <text:p text:style-name="P3">MariaDB [mydata]&gt; CREATE PROCEDURE gData()</text:p>
      <text:p text:style-name="P3"><text:s text:c="4"/>-&gt; BEGIN</text:p>
      <text:p text:style-name="P3"><text:s text:c="4"/>-&gt; <text:s text:c="4"/>SELECT * FROM student;</text:p>
      <text:p text:style-name="P3"><text:s text:c="4"/>-&gt; END$$</text:p>
      <text:p text:style-name="P3">Query OK, 0 rows affected (0.003 sec)</text:p>
      <text:p text:style-name="P3"/>
      <text:p text:style-name="P3">MariaDB [mydata]&gt; DELIMITER ;</text:p>
      <text:p text:style-name="P3">MariaDB [mydata]&gt; gData(1)</text:p>
      <text:p text:style-name="P3"><text:s text:c="4"/>-&gt; gData(1)</text:p>
      <text:p text:style-name="P3"><text:s text:c="4"/>-&gt; </text:p>
      <text:p text:style-name="P3"><text:s text:c="4"/>-&gt; call gData(1);</text:p>
      <text:p text:style-name="P3">ERROR 1064 (42000): You have an error in your SQL syntax; check the manual that corresponds to your MariaDB server version for the right syntax to use near 'gData(1)</text:p>
      <text:p text:style-name="P3">gData(1)</text:p>
      <text:p text:style-name="P3"/>
      <text:p text:style-name="P3">call gData(1)' at line 1</text:p>
      <text:p text:style-name="P3">MariaDB [mydata]&gt; call gData(1);</text:p>
      <text:p text:style-name="P3">ERROR 1318 (42000): Incorrect number of arguments for PROCEDURE mydata.gData; expected 0, got 1</text:p>
      <text:p text:style-name="P3">MariaDB [mydata]&gt; show tables</text:p>
      <text:p text:style-name="P3"><text:s text:c="4"/>-&gt; show tables;</text:p>
      <text:p text:style-name="P3">ERROR 1064 (42000): You have an error in your SQL syntax; check the manual that corresponds to your MariaDB server version for the right syntax to use near 'show tables' at line 2</text:p>
      <text:p text:style-name="P3">MariaDB [mydata]&gt; show tables;</text:p>
      <text:p text:style-name="P3">+------------------+</text:p>
      <text:p text:style-name="P3">| Tables_in_mydata |</text:p>
      <text:p text:style-name="P3">+------------------+</text:p>
      <text:p text:style-name="P3">| student <text:s text:c="9"/>|</text:p>
      <text:p text:style-name="P3">+------------------+</text:p>
      <text:p text:style-name="P3">1 row in set (0.001 sec)</text:p>
      <text:p text:style-name="P3"/>
      <text:p text:style-name="P3">MariaDB [mydata]&gt; select * from student;</text:p>
      <text:p text:style-name="P3">+---------+-------------+-------+</text:p>
      <text:p text:style-name="P3">| stud_id | total_marks | grade |</text:p>
      <text:p text:style-name="P3">+---------+-------------+-------+</text:p>
      <text:p text:style-name="P3">| <text:s text:c="6"/>1 | <text:s text:c="8"/>450 | A <text:s text:c="4"/>|</text:p>
      <text:p text:style-name="P3">| <text:s text:c="6"/>2 | <text:s text:c="8"/>480 | A+ <text:s text:c="3"/>|</text:p>
      <text:p text:style-name="P3">| <text:s text:c="6"/>3 | <text:s text:c="8"/>490 | A++ <text:s text:c="2"/>|</text:p>
      <text:p text:style-name="P3">| <text:s text:c="6"/>4 | <text:s text:c="8"/>440 | B+ <text:s text:c="3"/>|</text:p>
      <text:p text:style-name="P3">| <text:s text:c="6"/>5 | <text:s text:c="8"/>400 | C+ <text:s text:c="3"/>|</text:p>
      <text:p text:style-name="P3">| <text:s text:c="6"/>6 | <text:s text:c="8"/>380 | C <text:s text:c="4"/>|</text:p>
      <text:p text:style-name="P3">| <text:s text:c="6"/>7 | <text:s text:c="8"/>250 | D <text:s text:c="4"/>|</text:p>
      <text:p text:style-name="P3">| <text:s text:c="6"/>8 | <text:s text:c="8"/>200 | E <text:s text:c="4"/>|</text:p>
      <text:p text:style-name="P3">| <text:s text:c="6"/>9 | <text:s text:c="8"/>100 | F <text:s text:c="4"/>|</text:p>
      <text:p text:style-name="P3">| <text:s text:c="5"/>10 | <text:s text:c="8"/>150 | F <text:s text:c="4"/>|</text:p>
      <text:p text:style-name="P3">| <text:s text:c="5"/>11 | <text:s text:c="8"/>220 | E <text:s text:c="4"/>|</text:p>
      <text:p text:style-name="P3">+---------+-------------+-------+</text:p>
      <text:p text:style-name="P3"><text:soft-page-break/>11 rows in set (0.000 sec)</text:p>
      <text:p text:style-name="P3"/>
      <text:p text:style-name="P3">MariaDB [mydata]&gt; call gData(1);</text:p>
      <text:p text:style-name="P3">ERROR 1318 (42000): Incorrect number of arguments for PROCEDURE mydata.gData; expected 0, got 1</text:p>
      <text:p text:style-name="P3">MariaDB [mydata]&gt; call gData();</text:p>
      <text:p text:style-name="P3">+---------+-------------+-------+</text:p>
      <text:p text:style-name="P3">| stud_id | total_marks | grade |</text:p>
      <text:p text:style-name="P3">+---------+-------------+-------+</text:p>
      <text:p text:style-name="P3">| <text:s text:c="6"/>1 | <text:s text:c="8"/>450 | A <text:s text:c="4"/>|</text:p>
      <text:p text:style-name="P3">| <text:s text:c="6"/>2 | <text:s text:c="8"/>480 | A+ <text:s text:c="3"/>|</text:p>
      <text:p text:style-name="P3">| <text:s text:c="6"/>3 | <text:s text:c="8"/>490 | A++ <text:s text:c="2"/>|</text:p>
      <text:p text:style-name="P3">| <text:s text:c="6"/>4 | <text:s text:c="8"/>440 | B+ <text:s text:c="3"/>|</text:p>
      <text:p text:style-name="P3">| <text:s text:c="6"/>5 | <text:s text:c="8"/>400 | C+ <text:s text:c="3"/>|</text:p>
      <text:p text:style-name="P3">| <text:s text:c="6"/>6 | <text:s text:c="8"/>380 | C <text:s text:c="4"/>|</text:p>
      <text:p text:style-name="P3">| <text:s text:c="6"/>7 | <text:s text:c="8"/>250 | D <text:s text:c="4"/>|</text:p>
      <text:p text:style-name="P3">| <text:s text:c="6"/>8 | <text:s text:c="8"/>200 | E <text:s text:c="4"/>|</text:p>
      <text:p text:style-name="P3">| <text:s text:c="6"/>9 | <text:s text:c="8"/>100 | F <text:s text:c="4"/>|</text:p>
      <text:p text:style-name="P3">| <text:s text:c="5"/>10 | <text:s text:c="8"/>150 | F <text:s text:c="4"/>|</text:p>
      <text:p text:style-name="P3">| <text:s text:c="5"/>11 | <text:s text:c="8"/>220 | E <text:s text:c="4"/>|</text:p>
      <text:p text:style-name="P3">+---------+-------------+-------+</text:p>
      <text:p text:style-name="P3">11 rows in set (0.001 sec)</text:p>
      <text:p text:style-name="P3"/>
      <text:p text:style-name="P3">Query OK, 0 rows affected (0.001 sec)</text:p>
      <text:p text:style-name="P3"/>
      <text:p text:style-name="P3">MariaDB [mydata]&gt; delimiter//</text:p>
      <text:p text:style-name="P3"><text:s text:c="4"/>-&gt; create procedure getmarks(IN sid INT)</text:p>
      <text:p text:style-name="P3"><text:s text:c="4"/>-&gt; begin</text:p>
      <text:p text:style-name="P3"><text:s text:c="4"/>-&gt; select * from student where stud_id=sid;</text:p>
      <text:p text:style-name="P3">ERROR 1064 (42000): You have an error in your SQL syntax; check the manual that corresponds to your MariaDB server version for the right syntax to use near 'delimiter//create procedure getmarks(IN sid INT)</text:p>
      <text:p text:style-name="P3">begin</text:p>
      <text:p text:style-name="P3">select * from student ...' at line 1</text:p>
      <text:p text:style-name="P3">MariaDB [mydata]&gt; delimiter//create procedure getmarks(IN sid INT) begin select * from student where stud_id=sid; end// delimiter;</text:p>
      <text:p text:style-name="P3">ERROR 1064 (42000): You have an error in your SQL syntax; check the manual that corresponds to your MariaDB server version for the right syntax to use near 'delimiter//create procedure getmarks(IN sid INT) begin select * from student ...' at line 1</text:p>
      <text:p text:style-name="P3">ERROR 1064 (42000): You have an error in your SQL syntax; check the manual that corresponds to your MariaDB server version for the right syntax to use near 'end// delimiter' at line 1</text:p>
      <text:p text:style-name="P3">MariaDB [mydata]&gt; delimiter //create procedure getmarks(IN sid INT) begin select * from student where stud_id=sid; end // delimiter;</text:p>
      <text:p text:style-name="P3">MariaDB [mydata]&gt; //</text:p>
      <text:p text:style-name="P3"><text:s text:c="4"/>-&gt; ;</text:p>
      <text:p text:style-name="P3"><text:s text:c="4"/>-&gt; ;</text:p>
      <text:p text:style-name="P3"><text:s text:c="4"/>-&gt; </text:p>
      <text:p text:style-name="P3"><text:s text:c="4"/>-&gt; //</text:p>
      <text:p text:style-name="P3"><text:s text:c="4"/>-&gt; ;</text:p>
      <text:p text:style-name="P3"><text:s text:c="4"/>-&gt; <text:s/>//</text:p>
      <text:p text:style-name="P3"><text:s text:c="4"/>-&gt; <text:s/>// </text:p>
      <text:p text:style-name="P3"><text:s text:c="4"/>-&gt; //create</text:p>
      <text:p text:style-name="P3">ERROR 1064 (42000): You have an error in your SQL syntax; check the manual that corresponds to your MariaDB server version for the right syntax to use near '//</text:p>
      <text:p text:style-name="P3">;</text:p>
      <text:p text:style-name="P3">;</text:p>
      <text:p text:style-name="P3"/>
      <text:p text:style-name="P3"><text:soft-page-break/>//</text:p>
      <text:p text:style-name="P3">;</text:p>
      <text:p text:style-name="P3"><text:s/>//</text:p>
      <text:p text:style-name="P3"><text:s/>//' at line 1</text:p>
      <text:p text:style-name="P3">MariaDB [mydata]&gt; delimiter ;</text:p>
      <text:p text:style-name="P3">MariaDB [mydata]&gt; ;</text:p>
      <text:p text:style-name="P3">ERROR: No query specified</text:p>
      <text:p text:style-name="P3"/>
      <text:p text:style-name="P3">MariaDB [mydata]&gt; delimiter // create procedure getmarks(IN sid INT) begin select * from student where stud_id=sid; end // delimiter;</text:p>
      <text:p text:style-name="P3">MariaDB [mydata]&gt; delimiter ;</text:p>
      <text:p text:style-name="P3">MariaDB [mydata]&gt; getmarks(1);</text:p>
      <text:p text:style-name="P3">ERROR 1064 (42000): You have an error in your SQL syntax; check the manual that corresponds to your MariaDB server version for the right syntax to use near 'getmarks(1)' at line 1</text:p>
      <text:p text:style-name="P3">MariaDB [mydata]&gt; getmarks(2);</text:p>
      <text:p text:style-name="P3">ERROR 1064 (42000): You have an error in your SQL syntax; check the manual that corresponds to your MariaDB server version for the right syntax to use near 'getmarks(2)' at line 1</text:p>
      <text:p text:style-name="P3">MariaDB [mydata]&gt; call getmarks(2);</text:p>
      <text:p text:style-name="P3">ERROR 1305 (42000): PROCEDURE mydata.getmarks does not exist</text:p>
      <text:p text:style-name="P3">MariaDB [mydata]&gt; delimiter // create procedure getmarks(IN sid BIGINT) begin select * from student where stud_id=sid; end // delimiter;</text:p>
      <text:p text:style-name="P3">MariaDB [mydata]&gt; delimiter // create procedure getmarks(IN sid BIGINT(11)) begin select * from student where stud_id=sid; end // delimiter;</text:p>
      <text:p text:style-name="P3">MariaDB [mydata]&gt; delimiter // create procedure getmarks(IN sid BIGINT(11)) begin select * from student where stud_id=sid; end// delimiter;</text:p>
      <text:p text:style-name="P3">MariaDB [mydata]&gt; call getmarks(1);</text:p>
      <text:p text:style-name="P3"><text:s text:c="4"/>-&gt; ;</text:p>
      <text:p text:style-name="P3"><text:s text:c="4"/>-&gt; //</text:p>
      <text:p text:style-name="P3">ERROR 1305 (42000): PROCEDURE mydata.getmarks does not exist</text:p>
      <text:p text:style-name="P3">MariaDB [mydata]&gt; delimiter // create procedure getmarks(IN sid BIGINT(11)) begin select * from student where stud_id=sid; end// delimiter ;</text:p>
      <text:p text:style-name="P3">MariaDB [mydata]&gt; ;</text:p>
      <text:p text:style-name="P3"><text:s text:c="4"/>-&gt; //</text:p>
      <text:p text:style-name="P3">ERROR 1065 (42000): Query was empty</text:p>
      <text:p text:style-name="P3">MariaDB [mydata]&gt; delimiter //</text:p>
      <text:p text:style-name="P3">MariaDB [mydata]&gt; create procedure getmarks(IN sid BIGINT(11))</text:p>
      <text:p text:style-name="P3"><text:s text:c="4"/>-&gt; begin</text:p>
      <text:p text:style-name="P3"><text:s text:c="4"/>-&gt; select * from student where stud_id=sid;</text:p>
      <text:p text:style-name="P3"><text:s text:c="4"/>-&gt; end //</text:p>
      <text:p text:style-name="P3">Query OK, 0 rows affected (0.003 sec)</text:p>
      <text:p text:style-name="P3"/>
      <text:p text:style-name="P3">MariaDB [mydata]&gt; delimiter ;</text:p>
      <text:p text:style-name="P3">MariaDB [mydata]&gt; call getmarks(1);</text:p>
      <text:p text:style-name="P3">+---------+-------------+-------+</text:p>
      <text:p text:style-name="P3">| stud_id | total_marks | grade |</text:p>
      <text:p text:style-name="P3">+---------+-------------+-------+</text:p>
      <text:p text:style-name="P3">| <text:s text:c="6"/>1 | <text:s text:c="8"/>450 | A <text:s text:c="4"/>|</text:p>
      <text:p text:style-name="P3">+---------+-------------+-------+</text:p>
      <text:p text:style-name="P3">1 row in set (0.001 sec)</text:p>
      <text:p text:style-name="P3"/>
      <text:p text:style-name="P3">Query OK, 0 rows affected (0.001 sec)</text:p>
      <text:p text:style-name="P3"/>
      <text:p text:style-name="P3">MariaDB [mydata]&gt; call getmarks(3);</text:p>
      <text:p text:style-name="P3">+---------+-------------+-------+</text:p>
      <text:p text:style-name="P3">| stud_id | total_marks | grade |</text:p>
      <text:p text:style-name="P3">+---------+-------------+-------+</text:p>
      <text:p text:style-name="P3">| <text:s text:c="6"/>3 | <text:s text:c="8"/>490 | A++ <text:s text:c="2"/>|</text:p>
      <text:p text:style-name="P3"><text:soft-page-break/>+---------+-------------+-------+</text:p>
      <text:p text:style-name="P3">1 row in set (0.001 sec)</text:p>
      <text:p text:style-name="P3"/>
      <text:p text:style-name="P3">Query OK, 0 rows affected (0.001 sec)</text:p>
      <text:p text:style-name="P3"/>
      <text:p text:style-name="P3">MariaDB [mydata]&gt; delimiter //</text:p>
      <text:p text:style-name="P3">MariaDB [mydata]&gt; create procedure getavg(OUT average DECIMAL(5,2))</text:p>
      <text:p text:style-name="P3"><text:s text:c="4"/>-&gt; begin</text:p>
      <text:p text:style-name="P3"><text:s text:c="4"/>-&gt; select AVG(total_marks) INTO average FROM student;</text:p>
      <text:p text:style-name="P3"><text:s text:c="4"/>-&gt; end //</text:p>
      <text:p text:style-name="P3">Query OK, 0 rows affected (0.003 sec)</text:p>
      <text:p text:style-name="P3"/>
      <text:p text:style-name="P3">MariaDB [mydata]&gt; delimiter 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7:30:46.194336089</meta:creation-date>
    <dc:date>2021-11-16T11:11:37.619490576</dc:date>
    <meta:editing-duration>PT22M45S</meta:editing-duration>
    <meta:editing-cycles>4</meta:editing-cycles>
    <meta:generator>LibreOffice/6.0.7.3$Linux_X86_64 LibreOffice_project/00m0$Build-3</meta:generator>
    <meta:document-statistic meta:table-count="2" meta:image-count="0" meta:object-count="0" meta:page-count="16" meta:paragraph-count="701" meta:word-count="5189" meta:character-count="34512" meta:non-whitespace-character-count="28281"/>
  </office:meta>
</office:document-meta>
</file>